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1291in"/>
    </style:style>
    <style:style style:name="co4" style:family="table-column">
      <style:table-column-properties fo:break-before="auto" style:column-width="0.1957in"/>
    </style:style>
    <style:style style:name="co5" style:family="table-column">
      <style:table-column-properties fo:break-before="auto" style:column-width="1.01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902in" svg:height="6.3157in" svg:x="4.4122in" svg:y="0.0421in">
            <draw:object draw:notify-on-update-of-ranges="Sheet1.A1:Sheet1.A1 Sheet1.A2:Sheet1.A51 Sheet1.B1:Sheet1.B1 Sheet1.B2:Sheet1.B51 Sheet1.A1:Sheet1.A1 Sheet1.A2:Sheet1.A51 Sheet1.E1:Sheet1.E1 Sheet1.E2:Sheet1.E5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Average fitness</text:p>
          </table:table-cell>
          <table:table-cell table:number-columns-repeated="2"/>
          <table:table-cell office:value-type="string" calcext:value-type="string">
            <text:p>Accident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15583087652922" calcext:value-type="float">
            <text:p>0.31558308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0166856944561" calcext:value-type="float">
            <text:p>0.69016685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40378254354" calcext:value-type="float">
            <text:p>0.74037825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90864838957787" calcext:value-type="float">
            <text:p>0.7908648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02219836860895" calcext:value-type="float">
            <text:p>0.80221983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30841520726681" calcext:value-type="float">
            <text:p>0.83084152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37839959412813" calcext:value-type="float">
            <text:p>0.83783995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46967009752989" calcext:value-type="float">
            <text:p>0.84696700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517200037837" calcext:value-type="float">
            <text:p>0.8551720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64675582498312" calcext:value-type="float">
            <text:p>0.86467558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49352166801691" calcext:value-type="float">
            <text:p>0.84935216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58367936313152" calcext:value-type="float">
            <text:p>0.85836793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6651966303587" calcext:value-type="float">
            <text:p>0.8665196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74459834992886" calcext:value-type="float">
            <text:p>0.8744598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60685447752476" calcext:value-type="float">
            <text:p>0.86068544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64291368275881" calcext:value-type="float">
            <text:p>0.86429136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7610616594553" calcext:value-type="float">
            <text:p>0.87610616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73588954657316" calcext:value-type="float">
            <text:p>0.87358895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80905941426754" calcext:value-type="float">
            <text:p>0.88090594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74889202862978" calcext:value-type="float">
            <text:p>0.87488920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80239066034556" calcext:value-type="float">
            <text:p>0.8802390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877624545544386" calcext:value-type="float">
            <text:p>0.87762454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884587597101927" calcext:value-type="float">
            <text:p>0.88458759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75684408545494" calcext:value-type="float">
            <text:p>0.87568440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71274314373732" calcext:value-type="float">
            <text:p>0.87127431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83100445866585" calcext:value-type="float">
            <text:p>0.88310044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73870131373405" calcext:value-type="float">
            <text:p>0.87387013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76819652020931" calcext:value-type="float">
            <text:p>0.8768196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86490712121129" calcext:value-type="float">
            <text:p>0.86490712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68274889141321" calcext:value-type="float">
            <text:p>0.86827488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55824050754309" calcext:value-type="float">
            <text:p>0.85582405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49740151017904" calcext:value-type="float">
            <text:p>0.8497401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68010669499636" calcext:value-type="float">
            <text:p>0.86801066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80630734115839" calcext:value-type="float">
            <text:p>0.88063073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77431277036667" calcext:value-type="float">
            <text:p>0.8774312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83852608054876" calcext:value-type="float">
            <text:p>0.88385260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93899657726288" calcext:value-type="float">
            <text:p>0.89389965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64352567493916" calcext:value-type="float">
            <text:p>0.86435256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78954129964113" calcext:value-type="float">
            <text:p>0.878954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75580039918423" calcext:value-type="float">
            <text:p>0.87558003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01652712225914" calcext:value-type="float">
            <text:p>0.90165271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890613020658493" calcext:value-type="float">
            <text:p>0.89061302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910748447477818" calcext:value-type="float">
            <text:p>0.91074844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14541059434414" calcext:value-type="float">
            <text:p>0.91454105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910478416830301" calcext:value-type="float">
            <text:p>0.91047841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09575614631176" calcext:value-type="float">
            <text:p>0.90957561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1592131704092" calcext:value-type="float">
            <text:p>0.9159213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920613714307546" calcext:value-type="float">
            <text:p>0.92061371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21883149445057" calcext:value-type="float">
            <text:p>0.92188314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914884634315968" calcext:value-type="float">
            <text:p>0.91488463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18T16:47:51.140967900</dc:date>
    <dc:creator>viki </dc:creator>
    <meta:document-statistic meta:table-count="1" meta:cell-count="253" meta:object-count="1"/>
    <meta:generator>LibreOffice/4.1.4.2$Linux_x86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152cm" svg:height="16.043cm" xlink:href=".." xlink:type="simple" chart:class="chart:scatter" chart:style-name="ch1">
        <chart:legend chart:legend-position="end" svg:x="21.427cm" svg:y="7.473cm" style:legend-expansion="high" chart:style-name="ch2"/>
        <chart:plot-area chart:style-name="ch3" table:cell-range-address="Sheet1.A1:Sheet1.B51 Sheet1.E1:Sheet1.E51" chart:data-source-has-labels="row" svg:x="1.514cm" svg:y="1.415cm" svg:width="18.907cm" svg:height="13.327cm">
          <chartooo:coordinate-region svg:x="2.241cm" svg:y="1.614cm" svg:width="17.372cm" svg:height="12.481cm"/>
          <chart:axis chart:dimension="x" chart:name="primary-x" chart:style-name="ch4">
            <chart:title svg:x="10.103cm" svg:y="15.062cm" chart:style-name="ch5">
              <text:p>Generation</text:p>
            </chart:title>
          </chart:axis>
          <chart:axis chart:dimension="y" chart:name="primary-y" chart:style-name="ch4">
            <chart:title svg:x="0.451cm" svg:y="9.233cm" chart:style-name="ch6">
              <text:p>Average fitness</text:p>
            </chart:title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Sheet1.B2:Sheet1.B51" chart:label-cell-address="Sheet1.B1:Sheet1.B1" chart:class="chart:scatter">
            <chart:domain table:cell-range-address="Sheet1.A2:Sheet1.A51"/>
            <chart:data-point chart:repeated="50"/>
          </chart:series>
          <chart:series chart:attached-axis="secondary-y" chart:style-name="ch10" chart:values-cell-range-address="Sheet1.E2:Sheet1.E51" chart:label-cell-address="Sheet1.E1:Sheet1.E1" chart:class="chart:scatter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 fitness</text:p>
                <draw:g>
                  <svg:desc>Sheet1.B1:Sheet1.B1</svg:desc>
                </draw:g>
              </table:table-cell>
              <table:table-cell office:value-type="string">
                <text:p>Accident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51</svg:desc>
                </draw:g>
              </table:table-cell>
              <table:table-cell office:value-type="float" office:value="0.315583087652922">
                <text:p>0.315583087652922</text:p>
                <draw:g>
                  <svg:desc>Sheet1.B2:Sheet1.B51</svg:desc>
                </draw:g>
              </table:table-cell>
              <table:table-cell office:value-type="float" office:value="30">
                <text:p>30</text:p>
                <draw:g>
                  <svg:desc>Sheet1.E2:Sheet1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690166856944561">
                <text:p>0.69016685694456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740378254354">
                <text:p>0.74037825435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790864838957787">
                <text:p>0.79086483895778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802219836860895">
                <text:p>0.80221983686089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830841520726681">
                <text:p>0.83084152072668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837839959412813">
                <text:p>0.83783995941281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846967009752989">
                <text:p>0.84696700975298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85517200037837">
                <text:p>0.8551720003783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864675582498312">
                <text:p>0.86467558249831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849352166801691">
                <text:p>0.84935216680169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858367936313152">
                <text:p>0.85836793631315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86651966303587">
                <text:p>0.8665196630358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874459834992886">
                <text:p>0.87445983499288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860685447752476">
                <text:p>0.86068544775247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864291368275881">
                <text:p>0.86429136827588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87610616594553">
                <text:p>0.8761061659455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873588954657316">
                <text:p>0.87358895465731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880905941426754">
                <text:p>0.88090594142675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874889202862978">
                <text:p>0.87488920286297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880239066034556">
                <text:p>0.88023906603455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877624545544386">
                <text:p>0.87762454554438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884587597101927">
                <text:p>0.884587597101927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875684408545494">
                <text:p>0.8756844085454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871274314373732">
                <text:p>0.87127431437373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883100445866585">
                <text:p>0.88310044586658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873870131373405">
                <text:p>0.87387013137340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876819652020931">
                <text:p>0.87681965202093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86490712121129">
                <text:p>0.8649071212112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868274889141321">
                <text:p>0.86827488914132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855824050754309">
                <text:p>0.855824050754309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849740151017904">
                <text:p>0.84974015101790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868010669499636">
                <text:p>0.86801066949963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880630734115839">
                <text:p>0.88063073411583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877431277036667">
                <text:p>0.87743127703666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883852608054876">
                <text:p>0.88385260805487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893899657726288">
                <text:p>0.89389965772628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864352567493916">
                <text:p>0.86435256749391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878954129964113">
                <text:p>0.8789541299641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875580039918423">
                <text:p>0.87558003991842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901652712225914">
                <text:p>0.90165271222591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890613020658493">
                <text:p>0.89061302065849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910748447477818">
                <text:p>0.91074844747781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914541059434414">
                <text:p>0.914541059434414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910478416830301">
                <text:p>0.91047841683030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909575614631176">
                <text:p>0.90957561463117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91592131704092">
                <text:p>0.9159213170409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920613714307546">
                <text:p>0.92061371430754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921883149445057">
                <text:p>0.92188314944505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914884634315968">
                <text:p>0.914884634315968</text:p>
              </table:table-cell>
              <table:table-cell office:value-type="float" office:value="168">
                <text:p>1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